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400000034ADCD1EFF24B0739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adornments="Bold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fo:font-weight="bold"/>
    </style:style>
    <style:style style:name="P3" style:family="paragraph" style:parent-style-name="Text_20_body">
      <style:text-properties style:font-name="Verdana1" fo:font-size="8pt" fo:font-style="normal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officeooo:rsid="000a0cc2" officeooo:paragraph-rsid="000a0cc2"/>
    </style:style>
    <style:style style:name="P6" style:family="paragraph" style:parent-style-name="Contents_20_1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2">
      <style:text-properties fo:font-weight="bold" style:font-weight-asian="normal" style:font-weight-complex="normal"/>
    </style:style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4">
      <style:text-properties officeooo:paragraph-rsid="000756e9"/>
    </style:style>
    <style:style style:name="P15" style:family="paragraph" style:parent-style-name="Text_20_body">
      <style:text-properties officeooo:rsid="000756e9" officeooo:paragraph-rsid="000756e9"/>
    </style:style>
    <style:style style:name="P16" style:family="paragraph" style:parent-style-name="Text_20_body" style:list-style-name="L4">
      <style:text-properties officeooo:rsid="000756e9" officeooo:paragraph-rsid="000756e9"/>
    </style:style>
    <style:style style:name="P17" style:family="paragraph" style:parent-style-name="Heading_20_1" style:master-page-name="">
      <style:paragraph-properties style:page-number="auto" fo:break-before="auto" fo:break-after="auto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756e9"/>
    </style:style>
    <style:style style:name="T6" style:family="text">
      <style:text-properties officeooo:rsid="000756e9" fo:background-color="#b2b2b2" loext:char-shading-value="0"/>
    </style:style>
    <style:style style:name="T7" style:family="text">
      <style:text-properties officeooo:rsid="000aab4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2" fo:column-gap="0.497cm">
          <style:column-sep style:width="0.002cm" style:color="#000000" style:height="100%" style:style="solid"/>
          <style:column style:rel-width="32767*" fo:start-indent="0cm" fo:end-indent="0.249cm"/>
          <style:column style:rel-width="32768*" fo:start-indent="0.24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start-value="0" text:display-levels="2">
        <style:list-level-properties text:space-before="0.046cm" text:min-label-width="0.499cm"/>
      </text:list-level-style-number>
      <text:list-level-style-number text:level="3" text:style-name="Numbering_20_Symbols" style:num-format="1" text:start-value="0" text:display-levels="3">
        <style:list-level-properties text:space-before="0.092cm" text:min-label-width="0.499cm"/>
      </text:list-level-style-number>
      <text:list-level-style-number text:level="4" style:num-suffix="." style:num-format="1" text:display-levels="4">
        <style:list-level-properties text:space-before="0.138cm" text:min-label-width="0.499cm"/>
      </text:list-level-style-number>
      <text:list-level-style-number text:level="5" style:num-suffix="." style:num-format="1" text:display-levels="5">
        <style:list-level-properties text:space-before="0.184cm" text:min-label-width="0.499cm"/>
      </text:list-level-style-number>
      <text:list-level-style-number text:level="6" style:num-suffix="." style:num-format="1" text:display-levels="6">
        <style:list-level-properties text:space-before="0.229cm" text:min-label-width="0.499cm"/>
      </text:list-level-style-number>
      <text:list-level-style-number text:level="7" style:num-suffix="." style:num-format="1" text:display-levels="7">
        <style:list-level-properties text:space-before="0.275cm" text:min-label-width="0.499cm"/>
      </text:list-level-style-number>
      <text:list-level-style-number text:level="8" style:num-suffix="." style:num-format="1" text:display-levels="8">
        <style:list-level-properties text:space-before="0.321cm" text:min-label-width="0.499cm"/>
      </text:list-level-style-number>
      <text:list-level-style-number text:level="9" style:num-suffix="." style:num-format="1" text:display-levels="9">
        <style:list-level-properties text:space-before="0.367cm" text:min-label-width="0.499cm"/>
      </text:list-level-style-number>
      <text:list-level-style-number text:level="10" style:num-suffix="." style:num-format="1" text:display-levels="10">
        <style:list-level-properties text:space-before="0.413cm" text:min-label-width="0.499cm"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tsStyleConfigForm" form:apply-filter="true" form:enctype="multipart/formdata" form:method="post" form:control-implementation="ooo:com.sun.star.form.component.Form" office:target-frame="" xlink:href="http://www.brunn.dk/typo3/mod/tools/em/index.php?CMD[showExt]=t3quixplorer&amp;SET[singleDetails]=info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h text:style-name="P17" text:outline-level="1"><text:title>Quixplorer</text:title></text:h>
      <text:p text:style-name="P4">Extension Key: <text:span text:style-name="T1">quixplorer</text:span></text:p>
      <text:p text:style-name="P4">Copyright 2000-2002, <text:user-defined style:data-style-name="N0" text:name="Author">Mads Brunn</text:user-defined>, &lt;<text:user-defined style:data-style-name="N0" text:name="Email">brunn@mail.dk</text:user-defined><text:span text:style-name="T5">&gt;</text:span> <text:span text:style-name="T5">adapted(2016) by </text:span><text:span text:style-name="T6">Karel Kuijpers</text:span><text:span text:style-name="T5">, &lt;</text:span><text:span text:style-name="T6">karelkuijpers@gmail.com</text:span>&gt;</text:p>
      <text:p text:style-name="P4"/>
      <text:p text:style-name="P4">This document is published under the Open Content License</text:p>
      <text:p text:style-name="P4">available from http://www.opencontent.org/opl.shtml</text:p>
      <text:p text:style-name="P4"/>
      <text:p text:style-name="P4">The content of this document is related to TYPO3 </text:p>
      <text:p text:style-name="P4">- a GNU/GPL CMS/Framework available from www.typo3.com</text:p>
      <text:p text:style-name="P4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6">Quixplorer<text:tab/>1</text:p>
          <text:p text:style-name="P7">Introduction<text:tab/>1</text:p>
          <text:p text:style-name="P8">What does it do?<text:tab/>1</text:p>
          <text:p text:style-name="P8">Screenshots<text:tab/>1</text:p>
          <text:p text:style-name="P7">Users manual<text:tab/>2</text:p>
          <text:p text:style-name="P7">Adminstration<text:tab/>2</text:p>
          <text:p text:style-name="P7">Configuration<text:tab/>3</text:p>
          <text:p text:style-name="P7">Known problems<text:tab/>3</text:p>
          <text:p text:style-name="P7">To-Do list<text:tab/>3</text:p>
          <text:p text:style-name="P7">Changelog<text:tab/>3</text:p>
        </text:index-body>
      </text:table-of-content>
      <text:p text:style-name="Text_20_body"/>
      <text:h text:style-name="Heading_20_2" text:outline-level="2">Introduction</text:h>
      <text:h text:style-name="Heading_20_3" text:outline-level="3">What does it do?</text:h>
      <text:p text:style-name="Text_20_body">This extension features a backend module allowing you to browse the folders and files on your webserver without using an external ftp-client.</text:p>
      <text:p text:style-name="Text_20_body">It supports:</text:p>
      <text:list xml:id="list4355811222317733572" text:style-name="L1">
        <text:list-item>
          <text:p text:style-name="P9">Browsing directories, displaying name, size, type, date &amp; permissions.</text:p>
        </text:list-item>
        <text:list-item>
          <text:p text:style-name="P9">Viewing &amp; Editing Files (of supported mimetypes).</text:p>
        </text:list-item>
        <text:list-item>
          <text:p text:style-name="P9">Copying, Moving, Renaming &amp; Deleting Files &amp; Directories.</text:p>
        </text:list-item>
        <text:list-item>
          <text:p text:style-name="P9">Downloading &amp; Uploading Files.</text:p>
        </text:list-item>
        <text:list-item>
          <text:p text:style-name="P9">Creating (empty) Files &amp; Directories.</text:p>
        </text:list-item>
        <text:list-item>
          <text:p text:style-name="P9">Searching for Files &amp; Directories.</text:p>
        </text:list-item>
        <text:list-item>
          <text:p text:style-name="P9">Changing Permissions (UNIX style) for Files &amp; Directories.</text:p>
        </text:list-item>
        <text:list-item>
          <text:p text:style-name="P9">Archiving(zip'ing) files.</text:p>
        </text:list-item>
        <text:list-item>
          <text:p text:style-name="P9">Extracting files from archives ( zip- / tar.gz / tar.bz2 ).<text:line-break/>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Screenshots</text:h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h text:style-name="Heading_20_2" text:outline-level="2">Users manual</text:h>
      <text:p text:style-name="Text_20_body"/>
      <text:p text:style-name="Text_20_body"/>
      <text:h text:style-name="Heading_20_2" text:outline-level="2">Adminstration</text:h>
      <text:p text:style-name="Text_20_body">The extension is installed <text:s/>by downloading it from the repository and activating it in the extension manager.</text:p>
      <text:p text:style-name="Text_20_body">Before you start using the extension you must change the settings of the extension in the extension manager:</text:p>
      <text:list xml:id="list7546767202951623872" text:style-name="L2">
        <text:list-item>
          <text:p text:style-name="P10"><text:span text:style-name="T2">Show hidden files:</text:span><text:span text:style-name="T4"> (Works only on linux) Check this option if you don't want files starting with '.' to be displayed.<text:line-break/></text:span></text:p>
        </text:list-item>
        <text:list-item>
          <text:p text:style-name="P10"><text:span text:style-name="T2">No access:</text:span><text:span text:style-name="T4"> Files matching this pattern will not be accessible. Use perl-style expressions (PCRE).<text:line-break/></text:span></text:p>
        </text:list-item>
        <text:list-item>
          <text:p text:style-name="P10"><text:span text:style-name="T2">Textarea height:</text:span><text:span text:style-name="T4"> Set this to change the height of the textarea when you're editing ascii files. <text:line-break/></text:span></text:p>
        </text:list-item>
        <text:list-item>
          <text:p text:style-name="P11">Editable file extensions: <text:span text:style-name="T3">Set this pattern to control which file extensions that will be editable. </text:span></text:p>
        </text:list-item>
      </text:list>
      <text:h text:style-name="Heading_20_2" text:outline-level="2">Configuration</text:h>
      <text:p text:style-name="Text_20_body"/>
      <text:h text:style-name="Heading_20_2" text:outline-level="2">Known problems</text:h>
      <text:p text:style-name="Text_20_body"/>
      <text:h text:style-name="Heading_20_2" text:outline-level="2">To-Do list</text:h>
      <text:list xml:id="list2040798492857129271" text:style-name="L3">
        <text:list-header>
          <text:p text:style-name="P12"/>
        </text:list-header>
        <text:list-item>
          <text:p text:style-name="P12">New function: execution of shell commands in current directory</text:p>
          <text:p text:style-name="P12"/>
        </text:list-item>
      </text:list>
      <text:h text:style-name="Heading_20_2" text:outline-level="2">Changelog</text:h>
      <text:p text:style-name="Text_20_body"/>
      <text:list xml:id="list5620532158320565087" text:style-name="L4">
        <text:list-item>
          <text:list>
            <text:list-item>
              <text:list>
                <text:list-item>
                  <text:p text:style-name="P13"><text:s/>First public release</text:p>
                </text:list-item>
                <text:list-item>
                  <text:p text:style-name="P13"><text:s/>Added this manual and updated some local lang files.</text:p>
                </text:list-item>
                <text:list-item>
                  <text:p text:style-name="P14"><text:s/>Added an option “Convert windows linebreaks to unix” in edit mode.</text:p>
                </text:list-item>
              </text:list>
            </text:list-item>
          </text:list>
        </text:list-item>
      </text:list>
      <text:p text:style-name="P15">7.6.0 Made compatible with typo3 7.6.0</text:p>
      <text:p text:style-name="P5">7.6.1 Script calling replaced by routeTarget so no more <text:span text:style-name="T7">depreciation logs are generated</text:span>. For security reasons <text:s/>the module is only accessible by admin users <text:s/>and browsing of files and folders is limited to the own home directory.</text:p>
      <text:p text:style-name="P5"/>
      <text:list xml:id="list152051429739711" text:continue-numbering="true" text:style-name="L4">
        <text:list-header>
          <text:p text:style-name="P1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adornments="Bold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Thorndale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>
        <style:tab-stops>
          <style:tab-stop style:position="1.499cm"/>
        </style:tab-stops>
      </style:paragraph-properties>
      <style:text-properties fo:color="#000000" style:font-name="Arial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2cm" fo:margin-bottom="1cm" loext:contextual-spacing="false" fo:text-align="center" style:justify-single-word="false" style:page-number="auto" fo:break-before="page" fo:background-color="transparent">
        <style:tab-stops/>
      </style:paragraph-properties>
      <style:text-properties fo:color="#666666" style:font-name="Arial Narrow" fo:font-family="'Arial Narrow'" style:font-style-name="Bold" style:font-family-generic="swiss" style:font-pitch="variable" fo:font-size="2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top="0.499cm" fo:margin-bottom="0cm" loext:contextual-spacing="false" fo:text-align="start" style:justify-single-word="false" style:page-number="auto" fo:keep-with-next="always"/>
      <style:text-properties fo:color="#666666" style:font-name="Arial Narrow" fo:font-family="'Arial Narrow'" style:font-style-name="Bold" style:font-family-generic="swiss" style:font-pitch="variable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4cm" fo:margin-bottom="0cm" loext:contextual-spacing="false" fo:text-align="start" style:justify-single-word="false" style:page-number="auto" fo:keep-with-next="always"/>
      <style:text-properties fo:color="#4c4c4c" style:font-name="Arial Narrow" fo:font-family="'Arial Narrow'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2" style:next-style-name="Text_20_body" style:default-outline-level="" style:list-style-name="" style:class="text" style:master-page-name="">
      <style:paragraph-properties fo:text-align="start" style:justify-single-word="false" style:page-number="auto"/>
      <style:text-properties fo:color="#333366" style:font-name="Arial1" fo:font-family="Arial" style:font-style-name="Bold" style:font-family-generic="swiss" style:font-pitch="variable"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2" style:next-style-name="Text_20_body" style:default-outline-level="" style:list-style-name="" style:class="text" style:master-page-name="">
      <style:paragraph-properties fo:text-align="start" style:justify-single-word="false" style:page-number="auto"/>
      <style:text-properties fo:color="#b84747" style:font-name="Arial1" fo:font-family="Arial" style:font-style-name="Bold" style:font-family-generic="swiss" style:font-pitch="variable" fo:font-size="11pt" fo:font-style="normal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85%" fo:font-weight="bold"/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normal" fo:text-transform="none" fo:font-size="8pt" fo:font-weight="bold"/>
    </style:style>
    <style:style style:name="Table_20_Contents" style:display-name="Table Contents" style:family="paragraph" style:parent-style-name="Text_20_body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>
      <loext:graphic-properties draw:fill="solid" draw:fill-color="#e6e6e6" draw:opacity="100%"/>
      <style:paragraph-properties fo:text-align="center" style:justify-single-word="false" fo:background-color="#e6e6e6" text:number-lines="false" text:line-number="0"/>
      <style:text-properties style:font-name="Arial Narrow" fo:font-family="'Arial Narrow'" style:font-style-name="Bold" style:font-family-generic="swiss" style:font-pitch="variable" fo:font-size="9pt" fo:font-style="normal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color="#800000" style:font-name="Verdana" fo:font-family="Verdana" style:font-style-name="Regular" style:font-family-generic="swiss" style:font-pitch="variable"/>
    </style:style>
    <style:style style:name="Contents_20_Heading" style:display-name="Contents Heading" style:family="paragraph" style:parent-style-name="Heading_20_2" style:default-outline-level="" style:list-style-name="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fo:color="#000000" style:font-name="Arial Narrow" fo:font-family="'Arial Narrow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.701cm" style:type="right" style:leader-style="dotted" style:leader-text="."/>
        </style:tab-stops>
      </style:paragraph-properties>
      <style:text-properties fo:color="#000000" style:font-name="Arial1" fo:font-family="Arial" style:font-style-name="Bold" style:font-family-generic="swis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fo:color="#000000" style:font-name="Arial1" fo:font-family="Arial" style:font-style-name="Bold" style:font-family-generic="swiss" style:font-pitch="variable" fo:font-size="9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fo:color="#000000" style:font-name="Arial" fo:font-family="Arial" style:font-style-name="Regular" style:font-family-generic="swiss" style:font-pitch="variable" fo:font-size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2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7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2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7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2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loext:contextual-spacing="false" style:page-number="auto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fo:color="#333366" style:font-name="Cumberland" fo:font-family="Cumberland" style:font-family-generic="modern" style:font-pitch="fixed" fo:font-size="8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Table_20_Contents_2f_PRE" style:display-name="Table Contents/PRE" style:family="paragraph" style:parent-style-name="Preformatted_20_Text">
      <style:text-properties fo:font-size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font-weight="bold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799cm" fo:margin-bottom="0.49cm" fo:margin-left="2cm" fo:margin-right="1.3cm" fo:background-color="#ffffff" style:writing-mode="lr-tb" draw:fill="solid" draw:fill-color="#ffffff" draw:opacity="100%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Graphic1" text:anchor-type="paragraph" svg:x="0.028cm" svg:width="2.708cm" svg:height="0.855cm" draw:z-index="1"><draw:image xlink:href="Pictures/10000000000000A400000034ADCD1EFF24B07396.png" xlink:type="simple" xlink:show="embed" xlink:actuate="onLoad"/></draw:frame><text:title>Quixplorer</text:title> - <text:page-number text:select-page="current">2</text:page-number></text:p>
        <text:p text:style-name="MP2"/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dc:title>Quixplorer</dc:title>
    <meta:initial-creator>Kasper Skårhøj</meta:initial-creator>
    <meta:creation-date>2002-11-01T00:32:00</meta:creation-date>
    <dc:date>2016-09-19T15:20:51.009000000</dc:date>
    <meta:printed-by>Kasper Skårhøj</meta:printed-by>
    <meta:print-date>2002-12-11T11:38:18</meta:print-date>
    <dc:language>en-US</dc:language>
    <meta:editing-cycles>96</meta:editing-cycles>
    <meta:editing-duration>P1DT7H27M41S</meta:editing-duration>
    <meta:document-statistic meta:table-count="0" meta:image-count="1" meta:object-count="0" meta:page-count="2" meta:paragraph-count="53" meta:word-count="367" meta:character-count="2336" meta:non-whitespace-character-count="2026"/>
    <meta:user-defined meta:name="Author">Mads Brunn</meta:user-defined>
    <meta:user-defined meta:name="Email">brunn@mail.dk</meta:user-defined>
    <meta:user-defined meta:name="Info 3"/>
    <meta:user-defined meta:name="Info 4"/>
  </office:meta>
</office:document-meta>
</file>